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UI Screens</text:h>
      <text:h text:style-name="Heading2" text:outline-level="2"/>
      <text:h text:style-name="Heading2" text:outline-level="2">0.0</text:h>
      <text:p text:style-name="Normal">Name:</text:p>
      <text:p text:style-name="Normal">XML-Name:</text:p>
      <text:p text:style-name="Normal"><draw:frame draw:style-name="a0" draw:name="Picture 7" text:anchor-type="as-char" svg:x="0in" svg:y="0in" svg:width="2.75in" svg:height="4.74689in" style:rel-width="scale" style:rel-height="scale"><draw:image xlink:href="media/image1.png" xlink:type="simple" xlink:show="embed" xlink:actuate="onLoad"/><svg:title/><svg:desc/></draw:frame></text:p>
      <text:p text:style-name="P2"/>
      <text:soft-page-break/>
      <text:h text:style-name="Heading2" text:outline-level="2">0.1</text:h>
      <text:p text:style-name="Normal">Name:</text:p>
      <text:p text:style-name="Normal">XML-Name:</text:p>
      <text:p text:style-name="Normal"><draw:frame draw:style-name="a1" draw:name="Picture 8" text:anchor-type="as-char" svg:x="0in" svg:y="0in" svg:width="2.75066in" svg:height="4.74505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us Cerwenetz</meta:initial-creator>
    <dc:creator>Marius Cerwenetz</dc:creator>
    <meta:creation-date>2021-01-03T17:42:00Z</meta:creation-date>
    <dc:date>2021-01-03T17:42:00Z</dc:date>
    <meta:template xlink:href="Normal.dotm" xlink:type="simple"/>
    <meta:editing-cycles>2</meta:editing-cycles>
    <meta:editing-duration>PT0S</meta:editing-duration>
    <meta:document-statistic meta:page-count="2" meta:paragraph-count="1" meta:word-count="7" meta:character-count="57" meta:row-count="1" meta:non-whitespace-character-count="51"/>
  </office:meta>
</office:document-meta>
</file>